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e7f" officeooo:paragraph-rsid="00039e7f"/>
    </style:style>
    <style:style style:name="P2" style:family="paragraph" style:parent-style-name="Standard">
      <style:text-properties officeooo:rsid="0004fbec" officeooo:paragraph-rsid="0004fbec"/>
    </style:style>
    <style:style style:name="P3" style:family="paragraph" style:parent-style-name="Standard">
      <style:text-properties officeooo:rsid="0004fbec" officeooo:paragraph-rsid="00055609"/>
    </style:style>
    <style:style style:name="P4" style:family="paragraph" style:parent-style-name="Standard">
      <style:text-properties fo:font-size="13pt" fo:font-weight="bold" officeooo:rsid="0004fbec" officeooo:paragraph-rsid="0004fbec" style:font-size-asian="13pt" style:font-weight-asian="bold" style:font-size-complex="13pt" style:font-weight-complex="bold"/>
    </style:style>
    <style:style style:name="P5" style:family="paragraph" style:parent-style-name="Standard">
      <style:text-properties officeooo:rsid="00055609" officeooo:paragraph-rsid="00055609"/>
    </style:style>
    <style:style style:name="P6" style:family="paragraph" style:parent-style-name="Standard">
      <style:text-properties officeooo:rsid="00065dc2" officeooo:paragraph-rsid="00065dc2"/>
    </style:style>
    <style:style style:name="P7" style:family="paragraph" style:parent-style-name="Standard">
      <style:text-properties officeooo:rsid="0006d499" officeooo:paragraph-rsid="0006d499"/>
    </style:style>
    <style:style style:name="T1" style:family="text">
      <style:text-properties officeooo:rsid="0004fbec"/>
    </style:style>
    <style:style style:name="T2" style:family="text">
      <style:text-properties officeooo:rsid="00055609"/>
    </style:style>
    <style:style style:name="T3" style:family="text">
      <style:text-properties officeooo:rsid="00065dc2"/>
    </style:style>
    <style:style style:name="T4" style:family="text">
      <style:text-properties officeooo:rsid="0006d4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gh-level design aspects</text:p>
      <text:p text:style-name="P1"/>
      <text:p text:style-name="P1">This note gives a brief overview of the main developments introduced into webAKT. <text:s/>Each of these has its roots in what can be found in AKT5, but may be considered as an abstraction (generalisation) of the corresponding AKT5 concept. <text:s/>Each is described in detail in its own note, but they are set out together here to give a feel for the thinking that has gone into webAKT to improve its useability, functionality, maintainability, extensibility and consistency, and to reduce the proliferation of code needed to implement <text:span text:style-name="T1">similar-but-slightly-different</text:span> tasks.</text:p>
      <text:p text:style-name="P1"/>
      <text:p text:style-name="P2">In summary, they are:</text:p>
      <text:p text:style-name="P2"/>
      <text:p text:style-name="P4">The collection</text:p>
      <text:p text:style-name="P3">An AKT knowledge base (AKT5 or webAKT) consists largely of collections of similar items - sentences, sources, formal terms, etc. <text:s text:c="2"/></text:p>
      <text:p text:style-name="P3"/>
      <text:p text:style-name="P3">In AKT5, each of these is implemented separately: the window for displaying the collection of statements is separate from the window for displaying sources. <text:s text:c="2"/></text:p>
      <text:p text:style-name="P3"/>
      <text:p text:style-name="P3">In webAKT, there is a single window type (a panel in webAKT speak) for displaying a collection<text:span text:style-name="T2">, based on the premise that the operations the user wants to be able to do is the same for each collection: display its items, filter this display, create a new item, and display a selected item. <text:s text:c="2"/>This means that the user has a similar experience in viewing any collection; it reduces the amount of code that needs to be maintained; and it simplifies the task of adding a new collection (e.g. "location") should the need arise.</text:span></text:p>
      <text:p text:style-name="P2"/>
      <text:p text:style-name="P2">The listbox</text:p>
      <text:p text:style-name="P5">The central element of the <text:span text:style-name="T3">window (=</text:span>panel<text:span text:style-name="T3">)</text:span> for displaying a collection is a scrollable list of all the items in the collection. <text:s text:c="2"/></text:p>
      <text:p text:style-name="P5"/>
      <text:p text:style-name="P5">In AKT5, this uses a built-in "control" (a user-interface component) which can only have a single term in it - basically the identifier for each item.</text:p>
      <text:p text:style-name="P5"/>
      <text:p text:style-name="P5">In webAKT, this has been replaced by a <text:span text:style-name="T3">"listbox": a </text:span>table, with one row for each item<text:span text:style-name="T3">.</text:span> <text:s text:c="2"/>The columns in the table display the various properties for each item - e.g. for a statement, this could be its ID, its type (att_value or causal), and its formal and English versions. <text:s text:c="2"/>Which columns are displayed is under both program and user control, so for example the table could be a simple list of IDs (as in AKT5) if that is what is wanted in a particular context. <text:s/></text:p>
      <text:p text:style-name="P5"/>
      <text:p text:style-name="P6">This radically improves the user's ability to work with collections. <text:s text:c="2"/>Not only can they use the list to select an item, but they can view whatever properties they want for the whole collection (or a subset of it - see filters below).</text:p>
      <text:p text:style-name="P6"/>
      <text:p text:style-name="P2">Filters</text:p>
      <text:p text:style-name="P6">When you go shopping on the web, it is very common to be able to filter some product according to some criteria (size, colo<text:span text:style-name="T4">u</text:span>r, price...). <text:s text:c="2"/>It would be great if we could do the same thing for items in a collection.</text:p>
      <text:p text:style-name="P6"/>
      <text:p text:style-name="P6">In AKT5, the standard window for displaying a collection does not enable you to do this. <text:s/>[Check] <text:s text:c="2"/>Instead, one would need a User Tool, which may or may not have been developed, and would probably be limited in scope.</text:p>
      <text:p text:style-name="P6"/>
      <text:p text:style-name="P6"><text:soft-page-break/>In webAKT, a filter mechanism has been implemented which closely matches the ones you see in a web store. <text:s text:c="2"/><text:span text:style-name="T4">For each collection, there are a number of categories (corresponding to colour, size, price...), with each category having a number of options. <text:s text:c="2"/>The user can choose one or more options from each category (or not use a category), and can choose one r more categories. <text:s text:c="2"/>Options with a category are OR'd together, and categories are AND'd together (just like in a web store).</text:span></text:p>
      <text:p text:style-name="P6"/>
      <text:p text:style-name="P7">The same filter mechanism is available for all collections (it is implemented once, not for each collection), though the actual set of categories and options differs for each collection (the filters are different for statements than they are for sources).</text:p>
      <text:p text:style-name="P7"/>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17:28:58.013962397</meta:creation-date>
    <dc:date>2024-07-11T18:20:01.024677982</dc:date>
    <meta:editing-duration>PT7M31S</meta:editing-duration>
    <meta:editing-cycles>1</meta:editing-cycles>
    <meta:document-statistic meta:table-count="0" meta:image-count="0" meta:object-count="0" meta:page-count="2" meta:paragraph-count="17" meta:word-count="615" meta:character-count="3596" meta:non-whitespace-character-count="2966"/>
    <meta:generator>LibreOffice/7.3.7.2$Linux_X86_64 LibreOffice_project/30$Build-2</meta:generator>
  </office:meta>
</office:document-meta>
</file>